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F000002708E1EC7DE.jpg"/>
  <manifest:file-entry manifest:media-type="image/png" manifest:full-path="Pictures/100000000000026F0000032CE9B0E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9cm" svg:height="15.79cm" svg:x="15.185cm" svg:y="2.54cm">
          <draw:image xlink:href="Pictures/100000000000026F0000032CE9B0E0D0.png" xlink:type="simple" xlink:show="embed" xlink:actuate="onLoad">
            <text:p/>
          </draw:image>
        </draw:frame>
        <draw:frame draw:style-name="gr1" draw:text-style-name="P1" draw:layer="layout" svg:width="13.943cm" svg:height="16.509cm" svg:x="1.232cm" svg:y="2.541cm">
          <draw:image xlink:href="Pictures/100000000000020F000002708E1EC7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nesto Migliore</meta:initial-creator>
    <meta:creation-date>2008-02-29T18:38:54</meta:creation-date>
    <dc:creator>Ernesto Migliore</dc:creator>
    <dc:date>2008-03-19T09:41:12</dc:date>
    <dc:language>en-US</dc:language>
    <meta:editing-cycles>3</meta:editing-cycles>
    <meta:editing-duration>PT5M15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